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2.92cm" svg:y="1.395cm">
            <draw:object draw:notify-on-update-of-ranges="Sheet1.C4:Sheet1.C4 Sheet1.C5:Sheet1.C9 Sheet1.D4:Sheet1.D4 Sheet1.D5:Sheet1.D9 Sheet1.E4:Sheet1.E4 Sheet1.E5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Quick Sor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2" table:number-rows-spanned="1">
            <text:p>Time Complexity</text:p>
          </table:table-cell>
          <table:covered-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verage Case</text:p>
          </table:table-cell>
          <table:table-cell office:value-type="string" calcext:value-type="string">
            <text:p>Worst Case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4327" calcext:value-type="float">
            <text:p>0.004327</text:p>
          </table:table-cell>
          <table:table-cell office:value-type="float" office:value="0.081926" calcext:value-type="float">
            <text:p>0.081926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4667" calcext:value-type="float">
            <text:p>0.004667</text:p>
          </table:table-cell>
          <table:table-cell office:value-type="float" office:value="0.316473" calcext:value-type="float">
            <text:p>0.316473</text:p>
          </table:table-cell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20454" calcext:value-type="float">
            <text:p>0.020454</text:p>
          </table:table-cell>
          <table:table-cell office:value-type="float" office:value="1.247037" calcext:value-type="float">
            <text:p>1.247037</text:p>
          </table:table-cell>
        </table:table-row>
        <table:table-row table:style-name="ro1"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16746" calcext:value-type="float">
            <text:p>0.016746</text:p>
          </table:table-cell>
          <table:table-cell office:value-type="float" office:value="4.933628" calcext:value-type="float">
            <text:p>4.933628</text:p>
          </table:table-cell>
        </table:table-row>
        <table:table-row table:style-name="ro1">
          <table:table-cell table:number-columns-repeated="2"/>
          <table:table-cell office:value-type="float" office:value="160000" calcext:value-type="float">
            <text:p>160000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19.737534" calcext:value-type="float">
            <text:p>19.737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56:20.379143369</meta:creation-date>
    <dc:date>2025-03-12T12:19:25.925089190</dc:date>
    <meta:editing-duration>PT9M</meta:editing-duration>
    <meta:editing-cycles>2</meta:editing-cycles>
    <meta:generator>LibreOffice/7.3.7.2$Linux_X86_64 LibreOffice_project/3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25cm" svg:y="0.316cm" chart:style-name="ch2">
          <text:p>Quick Sort Time Complexity</text:p>
        </chart:title>
        <chart:subtitle svg:x="9.746cm" svg:y="1.336cm" chart:style-name="ch3">
          <text:p>-by 2451-23-733-303</text:p>
        </chart:subtitle>
        <chart:legend chart:legend-position="end" svg:x="12.486cm" svg:y="3.952cm" style:legend-expansion="high" chart:style-name="ch4"/>
        <chart:plot-area chart:style-name="ch5" table:cell-range-address="Sheet1.C4:Sheet1.E9" chart:data-source-has-labels="both" svg:x="1.331cm" svg:y="2.138cm" svg:width="10.835cm" svg:height="5.701cm">
          <chart:coordinate-region svg:x="1.952cm" svg:y="2.337cm" svg:width="10.074cm" svg:height="4.186cm"/>
          <chart:axis chart:dimension="x" chart:name="primary-x" chart:style-name="ch6" chartooo:axis-type="auto">
            <chart:title svg:x="4.931cm" svg:y="8.019cm" chart:style-name="ch7">
              <text:p>Number of Test cases(n)</text:p>
            </chart:title>
            <chart:categories table:cell-range-address="Sheet1.C5:Sheet1.C9"/>
            <chart:grid chart:style-name="ch8" chart:class="major"/>
          </chart:axis>
          <chart:axis chart:dimension="y" chart:name="primary-y" chart:style-name="ch9">
            <chart:title svg:x="0.451cm" svg:y="6.752cm" chart:style-name="ch10">
              <text:p>Time taken to sort(secs)</text:p>
            </chart:title>
            <chart:grid chart:style-name="ch8" chart:class="major"/>
          </chart:axis>
          <chart:series chart:style-name="ch11" chart:values-cell-range-address="Sheet1.D5:Sheet1.D9" chart:label-cell-address="Sheet1.D4:Sheet1.D4" chart:class="chart:scatter">
            <chart:domain table:cell-range-address="Sheet1.C5:Sheet1.C9"/>
            <chart:data-point chart:repeated="5"/>
          </chart:series>
          <chart:series chart:style-name="ch12" chart:values-cell-range-address="Sheet1.E5:Sheet1.E9" chart:label-cell-address="Sheet1.E4:Sheet1.E4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Case</text:p>
                <draw:g>
                  <svg:desc>Sheet1.D4:Sheet1.D4</svg:desc>
                </draw:g>
              </table:table-cell>
              <table:table-cell office:value-type="string">
                <text:p>Worst Case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C5:Sheet1.C9</svg:desc>
                </draw:g>
              </table:table-cell>
              <table:table-cell office:value-type="float" office:value="0.004327">
                <text:p>0.004327</text:p>
                <draw:g>
                  <svg:desc>Sheet1.D5:Sheet1.D9</svg:desc>
                </draw:g>
              </table:table-cell>
              <table:table-cell office:value-type="float" office:value="0.081926">
                <text:p>0.081926</text:p>
                <draw:g>
                  <svg:desc>Sheet1.E5:Sheet1.E9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4667">
                <text:p>0.004667</text:p>
              </table:table-cell>
              <table:table-cell office:value-type="float" office:value="0.316473">
                <text:p>0.31647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20454">
                <text:p>0.020454</text:p>
              </table:table-cell>
              <table:table-cell office:value-type="float" office:value="1.247037">
                <text:p>1.24703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16746">
                <text:p>0.016746</text:p>
              </table:table-cell>
              <table:table-cell office:value-type="float" office:value="4.933628">
                <text:p>4.933628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01849">
                <text:p>0.01849</text:p>
              </table:table-cell>
              <table:table-cell office:value-type="float" office:value="19.737534">
                <text:p>19.737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